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libri" style:font-family-asian="Calibri" style:font-family-complex="Calibri" fo:background-color="transparent" style:use-window-font-color="true"/>
    </style:style>
    <style:style style:name="T2" style:family="text">
      <style:text-properties fo:font-size="11.00pt" fo:font-weight="bold" fo:font-family="Calibri" style:font-family-asian="Calibri" style:font-family-complex="Calibri" fo:background-color="transparent" style:use-window-font-color="true"/>
    </style:style>
    <style:style style:name="T3"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10"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fo:font-style="italic"/>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fo:font-style="italic"/>
    </style:style>
    <style:style style:name="T3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office:automatic-styles>
  <office:body>
    <office:text>
      <text:p text:style-name="P1"><text:span text:style-name="T1">MEAN JAVASCRIPT PERIOD 1</text:span><text:span text:style-name="T2"><text:line-break/>EXAM PREPORATION QUESTIONS</text:span></text:p>
      <text:p text:style-name="P1"><text:span text:style-name="T2"/></text:p>
      <text:p text:style-name="P1"><text:span text:style-name="T3">Explain the use of<text:s/></text:span><text:span text:style-name="T4">'use strict'.</text:span><text:span text:style-name="T5"/></text:p>
      <text:p text:style-name="P1"><text:span text:style-name="T6">The 'use strict' was introduced with the Ecmascript 5 addiotion to the Javascript language and can be implemented in a global sence at the beginning of your .js document or locally in a function. What it does is that it makes sure that some of the syntax depreviations that exists in much javacode is considered as an error an uncompilable / ex. </text:span></text:p>
      <text:p text:style-name="P1"><text:span text:style-name="T6">a = 7; </text:span></text:p>
      <text:p text:style-name="P1"><text:span text:style-name="T6">- this is considered 'OK' in Javascript syntax but can cause problems down the line as the variable is not declared. With 'use strict' this would cause an error, and thereby forcing the programmer to delcare the variable<text:line-break/></text:span></text:p>
      <text:p text:style-name="P1"><text:span text:style-name="T6">var a = 7;</text:span></text:p>
      <text:p text:style-name="P1"><text:span text:style-name="T6"/></text:p>
      <text:p text:style-name="P1"><text:span text:style-name="T6"/></text:p>
      <text:p text:style-name="P1"><text:span text:style-name="T7">Variable/Function hoisting</text:span></text:p>
      <text:p text:style-name="P1"><text:span text:style-name="T8">Variables and functions will automatically be declared in top of its current scope. Variables will though, not get assigned a value before its assigned in the codeblock. / ex.</text:span></text:p>
      <text:p text:style-name="P1"><text:span text:style-name="T8">See hoisting.js for examples</text:span></text:p>
      <text:p text:style-name="P1"><text:span text:style-name="T8"/></text:p>
      <text:p text:style-name="P1"><text:span text:style-name="T8"/></text:p>
      <text:p text:style-name="P1"><text:span text:style-name="T9">this<text:s/></text:span><text:span text:style-name="T10">in Javascript</text:span></text:p>
      <text:p text:style-name="P1"><text:span text:style-name="T11">As Javascript is a classless language the use of this will point to an scope object. In webapplications the default value of this is the window object.</text:span></text:p>
      <text:p text:style-name="P1"><text:span text:style-name="T11">There are 3 different ways Javascript defines what this is - can be explained as follows</text:span></text:p>
      <text:p text:style-name="P2"><draw:frame text:anchor-type="as-char" svg:width="146.58mm" svg:height="80.96mm" style:rel-width="scale" style:rel-height="scale"><draw:object-ole xlink:href="OleObj1"/><draw:image xlink:href="ObjectReplacements/OleObj1"/></draw:frame><text:span text:style-name="T13"/></text:p>
      <text:p text:style-name="P3"><text:a xlink:href="https://www.youtube.com/watch?v=hJ_YD4Ljbqc#t=78.321"><text:span text:style-name="T14">https://www.youtube.com/watch?v=hJ_YD4Ljbqc#t=78.321</text:span></text:a><text:span text:style-name="T15"/></text:p>
      <text:p text:style-name="P3"><text:span text:style-name="T15">This in JAVA refers to the class in which it holds - if a nested inner class it will refer to the outer class.</text:span></text:p>
      <text:p text:style-name="P3"><text:span text:style-name="T15"/></text:p>
      <text:p text:style-name="P3"><text:span text:style-name="T16">Function closures and JavaScript Module Pattern</text:span><text:span text:style-name="T17"/></text:p>
      <text:p text:style-name="P3"><text:span text:style-name="T17">A variable can be defined on either the global scope or an local scope. So if you have a function you can call a global variable - but a you cant call a local variable from the global scope. But if a variable is declared without var in a function it becomes global. This is because of the Function Closure.</text:span></text:p>
      <text:p text:style-name="P3"><text:span text:style-name="T17">JavaScript Module Pattern is a way to ensure that no outside interference conflicts with a local variable in a function - the way to do this is by having a self envoking function with nested functions / ex.</text:span></text:p>
      <text:p text:style-name="P3"><text:span text:style-name="T17">See ClosuresModulePattern.js</text:span></text:p>
      <text:p text:style-name="P3"><text:span text:style-name="T17"/></text:p>
      <text:p text:style-name="P3"><text:span text:style-name="T17"/></text:p>
      <text:p text:style-name="P3"><text:span text:style-name="T18">IIFE </text:span></text:p>
      <text:p text:style-name="P3"><text:span text:style-name="T19">A function is normally called to fire - but you can use a self invoking function to make it fire itself. /Ex</text:span></text:p>
      <text:p text:style-name="P3"><text:span text:style-name="T19">See IIFE.js</text:span></text:p>
      <text:p text:style-name="P3"><text:span text:style-name="T19"/></text:p>
      <text:p text:style-name="P3"><text:span text:style-name="T19"/></text:p>
      <text:p text:style-name="P3"><text:span text:style-name="T20">JavaScript Prototyping</text:span><text:span text:style-name="T21"/></text:p>
      <text:p text:style-name="P3"><text:span text:style-name="T21">Every object in Javascript has a prototype / blueprint. The prototype holds methods which will then be callable from new instances of that object. You can apply methods to prototypes by using the dot and apply it to the prototype.<text:s text:c="2"/>/Ex </text:span></text:p>
      <text:p text:style-name="P3"><text:span text:style-name="T21">See Prototyping.js</text:span></text:p>
      <text:p text:style-name="P3"><text:span text:style-name="T21"/></text:p>
      <text:p text:style-name="P3"><text:span text:style-name="T21"/></text:p>
      <text:p text:style-name="P3"><text:span text:style-name="T22">Basic 'things' inherited by object</text:span><text:span text:style-name="T23"/></text:p>
      <text:p text:style-name="P3"><text:span text:style-name="T23">Every object created in javascript inherits from the 'super' Object which holds some standard methods like .toString();<text:s text:c="2"/>/Ex</text:span></text:p>
      <text:p text:style-name="P3"><text:span text:style-name="T23">See Object.js</text:span></text:p>
      <text:p text:style-name="P3"><text:span text:style-name="T23"/></text:p>
      <text:p text:style-name="P3"><text:span text:style-name="T23"/></text:p>
      <text:p text:style-name="P3"><text:span text:style-name="T24">User defined callbacks</text:span></text:p>
      <text:p text:style-name="P3"><text:span text:style-name="T25">A callback function or higher-order function is a function that is being passed to another function. It is not passed with the () afterwards as it is not being invoked immediately but as the name implies - called back. The function is invoked in the body of the function it is being passed to, hence it is a closure. It can be both a anonymous or a named function. / Ex</text:span></text:p>
      <text:p text:style-name="P3"><text:span text:style-name="T25">See MagicOfCallbacks.js</text:span></text:p>
      <text:p text:style-name="P3"><text:span text:style-name="T25"/></text:p>
      <text:p text:style-name="P3"><text:span text:style-name="T25"/></text:p>
      <text:p text:style-name="P3"><text:span text:style-name="T26">Node.js and the Node Package Manager NPM</text:span></text:p>
      <text:p text:style-name="P3"><text:span text:style-name="T27">Node.js is an eventdriven, non-blocking I/O model used for scalable network applications. Its build on the V8 Engine. It\s targeted for asynchronis applications. A great tool in Node.js is the Node Package Manager NPM which makes it easy to install 3rd party modules available on the npm network (</text:span><text:a xlink:href="https://www.npmjs.com/"><text:span text:style-name="T28">https://www.npmjs.com/</text:span></text:a><text:span text:style-name="T29">), via the npm install function. If you include package dependencies to your application the user can easily download all the packages via the npm install function. So it works like the Maven function in Java.</text:span></text:p>
      <text:p text:style-name="P3"><text:span text:style-name="T29"/></text:p>
      <text:p text:style-name="P3"><text:span text:style-name="T29"/></text:p>
      <text:p text:style-name="P3"><text:span text:style-name="T30">Userdefined reusable modules</text:span></text:p>
      <text:p text:style-name="P3"><text:span text:style-name="T31">It is possible to create your own modules that can be reused in other of your applications. This is done by defining either a function or a variable with the export function Ex/ </text:span></text:p>
      <text:p text:style-name="P3"><text:span text:style-name="T32">var PI = 3.14;<text:line-break/>exports.PI = PI;</text:span><text:span text:style-name="T33"/></text:p>
      <text:p text:style-name="P3"><text:span text:style-name="T33">then import in other application with</text:span></text:p>
      <text:p text:style-name="P3"><text:span text:style-name="T34">var PI = require("PI");</text:span><text:span text:style-name="T35"/></text:p>
      <text:p text:style-name="P3"><text:span text:style-name="T3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